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600000364E0E0EB5484CDE0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2.974cm" fo:min-width="0cm" fo:padding-top="0.175cm" fo:padding-bottom="0.175cm" fo:padding-left="0.3cm" fo:padding-right="0.3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58466" loext:opacity="100%" fo:font-size="12pt"/>
    </style:style>
    <style:style style:name="T1" style:family="text">
      <style:text-properties fo:color="#1584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62cm" svg:height="8.999cm" svg:x="0.923cm" svg:y="0.009cm">
          <draw:image xlink:href="Pictures/100000010000055600000364E0E0EB5484CDE045.png" xlink:type="simple" xlink:show="embed" xlink:actuate="onLoad" draw:mime-type="image/png">
            <text:p/>
          </draw:image>
        </draw:frame>
        <draw:custom-shape draw:style-name="gr2" draw:text-style-name="P1" draw:layer="layout" svg:width="0.6cm" svg:height="3.4cm" svg:x="11.1cm" svg:y="3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3.884cm" svg:height="1.673cm" svg:x="11.7cm" svg:y="4.5cm">
          <draw:text-box>
            <text:p><text:span text:style-name="T1">Check pairs plot</text:span></text:p>
            <text:p><text:span text:style-name="T1">for dependencies </text:span></text:p>
            <text:p><text:span text:style-name="T1">among variabl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04T06:48:38.376375796</dc:date>
    <meta:editing-duration>PT5M19S</meta:editing-duration>
    <meta:editing-cycles>6</meta:editing-cycles>
    <meta:generator>LibreOffice/7.2.5.2$MacOSX_X86_64 LibreOffice_project/499f9727c189e6ef3471021d6132d4c694f357e5</meta:generator>
    <meta:document-statistic meta:object-count="3"/>
  </office:meta>
</office:document-meta>
</file>